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office:value-type="string" calcext:value-type="string">
            <text:p>Using SumProduct and libreOffice Solver – using the LibreOffice solv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7:42:48.2879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5-11T08:05:00.816027000</dc:date>
    <meta:editing-duration>P1DT13H12M56S</meta:editing-duration>
    <meta:editing-cycles>11</meta:editing-cycles>
    <meta:generator>LibreOffice/4.4.3.2$MacOSX_X86_64 LibreOffice_project/88805f81e9fe61362df02b9941de8e38a9b5fd16</meta:generator>
    <meta:document-statistic meta:table-count="3" meta:cell-count="42" meta:object-count="0"/>
  </office:meta>
</office:document-meta>
</file>